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style:font-name="Tw Cen MT"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w Cen MT"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7.9cm" svg:y="2.6cm">
          <text:p text:style-name="P1"><text:span text:style-name="T1">adc_</text:span><text:span text:style-name="T2">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cm" svg:height="2.1cm" svg:x="3.5cm" svg:y="2.6cm">
          <text:p text:style-name="P1"><text:span text:style-name="T2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9cm" svg:y1="3.65cm" svg:x2="5.5cm" svg:y2="3.65cm" draw:start-shape="id1" draw:start-glue-point="6" draw:end-shape="id2" draw:end-glue-point="10" svg:d="M7900 3650h-2400" svg:viewBox="0 0 2401 1">
          <text:p/>
        </draw:connector>
        <draw:frame draw:style-name="gr3" draw:text-style-name="P4" draw:layer="layout" svg:width="3cm" svg:height="0.602cm" svg:x="5.5cm" svg:y="3.7cm">
          <draw:text-box>
            <text:p><text:span text:style-name="T3">startkit_adc_if</text:span></text:p>
          </draw:text-box>
        </draw:frame>
        <draw:custom-shape draw:style-name="gr1" draw:text-style-name="P3" xml:id="id3" draw:id="id3" draw:layer="layout" svg:width="2cm" svg:height="2.1cm" svg:x="11.6cm" svg:y="2.6cm">
          <text:p text:style-name="P1"><text:span text:style-name="T2">starkit_a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9cm" svg:y1="3.65cm" svg:x2="11.6cm" svg:y2="3.65cm" draw:start-shape="id1" draw:end-shape="id3" draw:end-glue-point="6" svg:d="M9900 3650h1700" svg:viewBox="0 0 1701 1">
          <text:p/>
        </draw:connector>
        <draw:frame draw:style-name="gr3" draw:text-style-name="P4" draw:layer="layout" svg:width="3cm" svg:height="0.602cm" svg:x="10.1cm" svg:y="3.698cm">
          <draw:text-box>
            <text:p><text:span text:style-name="T3">channel</text:span></text:p>
          </draw:text-box>
        </draw:frame>
        <draw:custom-shape draw:style-name="gr1" draw:text-style-name="P5" xml:id="id4" draw:id="id4" draw:layer="layout" svg:width="2cm" svg:height="2.1cm" svg:x="7.8cm" svg:y="5.7cm">
          <text:p text:style-name="P5"><text:span text:style-name="T4">startKIT</text:span></text:p>
          <text:p text:style-name="P5"><text:span text:style-name="T4">GPIO</text:span></text:p>
          <text:p text:style-name="P5"><text:span text:style-name="T4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-1.276cm" svg:x1="5.207cm" svg:y1="4.393cm" svg:x2="8.093cm" svg:y2="6.007cm" draw:start-shape="id2" draw:start-glue-point="9" draw:end-shape="id4" draw:end-glue-point="5" svg:d="M5207 4393h193v1614h2693" svg:viewBox="0 0 2887 1615">
          <text:p/>
        </draw:connector>
        <draw:connector draw:style-name="gr5" draw:text-style-name="P1" draw:layer="layout" svg:x1="4.5cm" svg:y1="4.7cm" svg:x2="7.8cm" svg:y2="6.75cm" draw:start-shape="id2" draw:start-glue-point="8" draw:end-shape="id4" svg:d="M4500 4700v2050h3300" svg:viewBox="0 0 3301 2051">
          <text:p/>
        </draw:connector>
        <draw:frame draw:style-name="gr3" draw:text-style-name="P4" draw:layer="layout" svg:width="3cm" svg:height="0.602cm" svg:x="5.5cm" svg:y="5.3cm">
          <draw:text-box>
            <text:p><text:span text:style-name="T3">startkit_led_if</text:span></text:p>
          </draw:text-box>
        </draw:frame>
        <draw:frame draw:style-name="gr3" draw:text-style-name="P4" draw:layer="layout" svg:width="3cm" svg:height="0.602cm" svg:x="4cm" svg:y="6.7cm">
          <draw:text-box>
            <text:p><text:span text:style-name="T3">startkit_button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2T08:10:40.219598516</dc:date>
    <dc:creator>David Lacey</dc:creator>
    <meta:editing-duration>PT1H35M26S</meta:editing-duration>
    <meta:editing-cycles>7</meta:editing-cycles>
    <meta:generator>LibreOffice/4.2.7.2$Linux_X86_64 LibreOffice_project/420m0$Build-2</meta:generator>
    <meta:document-statistic meta:object-count="12"/>
  </office:meta>
</office:document-meta>
</file>